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tyle="italic" style:font-style-asian="italic" style:font-style-complex="italic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family="'Times New Roman'" style:font-style-name="Italic" style:font-family-generic="roman" style:font-pitch="variable" fo:font-style="italic" style:font-style-asian="italic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0.762cm" svg:x="7.161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7.161cm" svg:y="9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762cm" svg:height="0.762cm" svg:x="7.161cm" svg:y="6.58cm">
          <text:p text:style-name="P1"><text:span text:style-name="T1">x</text:span><text:span text:style-name="T2">'[</text:span><text:span text:style-name="T3">i</text:span><text:span text:style-name="T2">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762cm" svg:height="0.762cm" svg:x="9.561cm" svg:y="8.18cm">
          <text:p text:style-name="P1"><text:span text:style-name="T4">d</text:span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23cm" svg:y1="6.961cm" svg:x2="9.561cm" svg:y2="8.561cm" draw:start-shape="id1" draw:start-glue-point="10" draw:end-shape="id2" draw:end-glue-point="6" svg:d="M7923 6961l1638 1600">
          <text:p/>
        </draw:connector>
        <draw:connector draw:style-name="gr3" draw:text-style-name="P1" draw:layer="layout" draw:type="line" svg:x1="7.923cm" svg:y1="8.561cm" svg:x2="9.561cm" svg:y2="8.561cm" draw:start-shape="id3" draw:start-glue-point="10" draw:end-shape="id2" draw:end-glue-point="6" svg:d="M7923 8561h1638">
          <text:p/>
        </draw:connector>
        <draw:connector draw:style-name="gr3" draw:text-style-name="P1" draw:layer="layout" draw:type="line" svg:x1="7.923cm" svg:y1="10.161cm" svg:x2="9.561cm" svg:y2="8.561cm" draw:start-shape="id4" draw:start-glue-point="10" draw:end-shape="id2" draw:end-glue-point="6" svg:d="M7923 10161l1638-1600">
          <text:p/>
        </draw:connector>
        <draw:frame draw:style-name="gr4" draw:text-style-name="P4" draw:layer="layout" svg:width="0.381cm" svg:height="0.734cm" svg:x="8.428cm" svg:y="7.023cm">
          <draw:text-box>
            <text:p><text:span text:style-name="T2">1</text:span></text:p>
          </draw:text-box>
        </draw:frame>
        <draw:frame draw:style-name="gr4" draw:text-style-name="P4" draw:layer="layout" svg:width="0.381cm" svg:height="0.734cm" svg:x="8.429cm" svg:y="8.023cm">
          <draw:text-box>
            <text:p><text:span text:style-name="T2">1</text:span></text:p>
          </draw:text-box>
        </draw:frame>
        <draw:frame draw:style-name="gr4" draw:text-style-name="P4" draw:layer="layout" svg:width="0.381cm" svg:height="0.734cm" svg:x="8.43cm" svg:y="8.823cm">
          <draw:text-box>
            <text:p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07-29T05:39:10.95</meta:creation-date>
    <dc:date>2023-07-29T05:45:27.14</dc:date>
    <dc:creator>Loc Nguyen</dc:creator>
    <meta:editing-duration>PT6M16S</meta:editing-duration>
    <meta:editing-cycles>2</meta:editing-cycles>
    <meta:generator>OpenOffice/4.1.2$Win32 OpenOffice.org_project/412m3$Build-9782</meta:generator>
    <meta:document-statistic meta:object-count="10"/>
  </office:meta>
</office:document-meta>
</file>